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22pt" fo:font-weight="bold" officeooo:rsid="001a85c3" officeooo:paragraph-rsid="001a85c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32pt" fo:font-weight="bold" officeooo:rsid="001a85c3" officeooo:paragraph-rsid="001a85c3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weight="normal" officeooo:rsid="001fa804" officeooo:paragraph-rsid="001fa80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Z003" fo:font-size="20pt" fo:font-style="normal" fo:font-weight="normal" officeooo:rsid="001f6962" officeooo:paragraph-rsid="001f6962" style:font-size-asian="17.5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Z003" fo:font-size="20pt" fo:font-style="normal" fo:font-weight="normal" officeooo:rsid="001f6962" officeooo:paragraph-rsid="001f6962" style:font-size-asian="17.5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Z003" fo:font-size="24pt" fo:font-style="normal" style:text-underline-style="solid" style:text-underline-width="bold" style:text-underline-color="font-color" fo:font-weight="bold" officeooo:rsid="001c5a2b" officeooo:paragraph-rsid="001c5a2b" style:font-size-asian="21pt" style:font-style-asian="normal" style:font-weight-asian="bold" style:font-size-complex="2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Z003" fo:font-size="24pt" fo:font-style="normal" style:text-underline-style="none" fo:font-weight="normal" officeooo:rsid="001c5a2b" officeooo:paragraph-rsid="001c5a2b" style:font-size-asian="21pt" style:font-style-asian="normal" style:font-weight-asian="normal" style:font-size-complex="24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Z003" fo:font-size="24pt" fo:font-style="normal" style:text-underline-style="none" fo:font-weight="normal" officeooo:rsid="001c5a2b" officeooo:paragraph-rsid="001c5a2b" style:font-size-asian="21pt" style:font-style-asian="normal" style:font-weight-asian="normal" style:font-size-complex="24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f6962"/>
    </style:style>
    <style:style style:name="P10" style:family="paragraph" style:parent-style-name="Standard">
      <style:paragraph-properties fo:text-align="start" style:justify-single-word="false"/>
      <style:text-properties officeooo:rsid="001f6962" officeooo:paragraph-rsid="001f6962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f6962" officeooo:paragraph-rsid="001f6962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f6962" officeooo:paragraph-rsid="001f6962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fa804" officeooo:paragraph-rsid="001fa80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a804" officeooo:paragraph-rsid="001fa80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4pt" fo:font-weight="bold" officeooo:rsid="001fa804" officeooo:paragraph-rsid="001fa804" style:font-size-asian="21pt" style:font-weight-asian="bold" style:font-size-complex="24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20pt" fo:font-weight="normal" officeooo:rsid="001fa804" officeooo:paragraph-rsid="001fa804" style:font-size-asian="17.5pt" style:font-weight-asian="normal" style:font-size-complex="20pt" style:font-weight-complex="normal"/>
    </style:style>
    <style:style style:name="T1" style:family="text">
      <style:text-properties style:font-name="Z003" fo:font-size="20pt" fo:font-style="normal" fo:font-weight="normal" style:font-size-asian="17.5pt" style:font-style-asian="normal" style:font-weight-asian="normal" style:font-size-complex="20pt" style:font-style-complex="normal" style:font-weight-complex="normal"/>
    </style:style>
    <style:style style:name="T2" style:family="text">
      <style:text-properties style:font-name="Z003" fo:font-size="20pt" fo:font-style="normal" fo:font-weight="normal" officeooo:rsid="001f6962" style:font-size-asian="17.5pt" style:font-style-asian="normal" style:font-weight-asian="normal" style:font-size-complex="20pt" style:font-style-complex="normal" style:font-weight-complex="normal"/>
    </style:style>
    <style:style style:name="T3" style:family="text">
      <style:text-properties style:font-name="Z003" fo:font-size="20pt" fo:font-style="normal" style:font-size-asian="17.5pt" style:font-style-asian="normal" style:font-size-complex="20pt" style:font-style-complex="normal"/>
    </style:style>
    <style:style style:name="T4" style:family="text">
      <style:text-properties style:font-name="Z003" fo:font-style="normal" style:font-style-asian="normal" style:font-style-complex="normal"/>
    </style:style>
    <style:style style:name="T5" style:family="text">
      <style:text-properties fo:font-size="20pt" fo:font-style="normal" style:font-size-asian="17.5pt" style:font-style-asian="normal" style:font-size-complex="20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 language</text:p>
      <text:p text:style-name="P1"/>
      <text:p text:style-name="P6">Exception Handling</text:p>
      <text:p text:style-name="P6"/>
      <text:p text:style-name="P7">It is a runtime error mechanism. It is of two type </text:p>
      <text:list xml:id="list1756748907" text:style-name="L1">
        <text:list-item>
          <text:p text:style-name="P8">check </text:p>
        </text:list-item>
        <text:list-item>
          <text:p text:style-name="P8">uncheck</text:p>
        </text:list-item>
      </text:list>
      <text:p text:style-name="P7"/>
      <text:p text:style-name="P4">java.lang.throwable is root class of expection handling and it is divided in two sub- classes</text:p>
      <text:list xml:id="list1708802046" text:style-name="L2">
        <text:list-item>
          <text:p text:style-name="P5">Execption</text:p>
        </text:list-item>
        <text:list-item>
          <text:p text:style-name="P9"><text:span text:style-name="T2">Error</text:span></text:p>
        </text:list-item>
      </text:list>
      <text:p text:style-name="P10"><text:span text:style-name="T1">Execption sub-class is also further diveded in multiple execption</text:span></text:p>
      <text:list xml:id="list4126218863" text:style-name="L3">
        <text:list-item>
          <text:p text:style-name="P11"><text:span text:style-name="T1">IOEXCEPTION</text:span></text:p>
        </text:list-item>
        <text:list-item>
          <text:p text:style-name="P11"><text:span text:style-name="T1">SQLEXCEPTION</text:span></text:p>
        </text:list-item>
        <text:list-item>
          <text:p text:style-name="P11"><text:span text:style-name="T1">CLASSNOTFOUNDEXCEPTION</text:span></text:p>
        </text:list-item>
        <text:list-item>
          <text:p text:style-name="P11"><text:span text:style-name="T1">RUNTIMEEXCPTION</text:span></text:p>
        </text:list-item>
      </text:list>
      <text:p text:style-name="P10"><text:span text:style-name="T1">These above exception are main exception. Runtime exception is also divided in multiple sub-exception such as : </text:span></text:p>
      <text:list xml:id="list1333770713" text:style-name="L4">
        <text:list-item>
          <text:p text:style-name="P12"><text:span text:style-name="T1">airthmetic function</text:span></text:p>
        </text:list-item>
        <text:list-item>
          <text:p text:style-name="P12"><text:span text:style-name="T1">NullPointerException</text:span></text:p>
        </text:list-item>
        <text:list-item>
          <text:p text:style-name="P12"><text:span text:style-name="T1">NumberFormatException</text:span></text:p>
        </text:list-item>
        <text:list-item>
          <text:p text:style-name="P12"><text:span text:style-name="T1">IndexOutOfBoundException</text:span></text:p>
        </text:list-item>
      </text:list>
      <text:p text:style-name="P13"><text:span text:style-name="T3">Check Exception</text:span></text:p>
      <text:p text:style-name="P14"><text:span text:style-name="T3">Those classes which inherit the throwable classes except the runtime exception and error i.e. IOException , SQLException,ClassNotFoundException...</text:span></text:p>
      <text:p text:style-name="P13"><text:span text:style-name="T3"/></text:p>
      <text:p text:style-name="P13"><text:soft-page-break/><text:span text:style-name="T3">Uncheck Exception</text:span></text:p>
      <text:p text:style-name="P14"><text:span text:style-name="T3">Those classes which inherit the throwable classes of runtime exception such as AirthmeticException, NullPointereException,NumberFormatException...</text:span></text:p>
      <text:p text:style-name="P14"><text:span text:style-name="T3"/></text:p>
      <text:p text:style-name="P3"><text:span text:style-name="T5"/></text:p>
      <text:p text:style-name="P15"><text:span text:style-name="T4">Java Exception Keyword</text:span></text:p>
      <text:list xml:id="list4064368192" text:style-name="L5">
        <text:list-item>
          <text:p text:style-name="P16"><text:span text:style-name="T4">Try </text:span></text:p>
        </text:list-item>
        <text:list-item>
          <text:p text:style-name="P16"><text:span text:style-name="T4">Catch</text:span></text:p>
        </text:list-item>
        <text:list-item>
          <text:p text:style-name="P16"><text:span text:style-name="T4">finally</text:span></text:p>
        </text:list-item>
        <text:list-item>
          <text:p text:style-name="P16"><text:span text:style-name="T4">Throw</text:span></text:p>
        </text:list-item>
        <text:list-item>
          <text:p text:style-name="P16"><text:span text:style-name="T4">Thow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0:17:53.558554496</meta:creation-date>
    <dc:date>2023-10-02T11:35:23.808145335</dc:date>
    <meta:editing-duration>PT11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129" meta:character-count="912" meta:non-whitespace-character-count="824"/>
  </office:meta>
</office:document-meta>
</file>